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e975" officeooo:paragraph-rsid="0005e975"/>
    </style:style>
    <style:style style:name="T1" style:family="text">
      <style:text-properties officeooo:rsid="00067dd0"/>
    </style:style>
    <style:style style:name="T2" style:family="text">
      <style:text-properties fo:font-weight="bold" style:font-weight-asian="bold"/>
    </style:style>
    <style:style style:name="T3" style:family="text">
      <style:text-properties officeooo:rsid="0007706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Curso de Diseño de PCBs - CESE</text:p>
      <text:p text:style-name="P1"/>
      <text:p text:style-name="Subtitle">Sensor inercial con barómetro</text:p>
      <text:p text:style-name="Subtitle"><text:span text:style-name="T1">por </text:span>Ignacio Kalauz</text:p>
      <text:p text:style-name="P1"/>
      <text:p text:style-name="P1"/>
      <text:p text:style-name="P1">Fecha:</text:p>
      <text:p text:style-name="P1">26/10/2017</text:p>
      <text:p text:style-name="P1"/>
      <text:p text:style-name="P1">Licencia:</text:p>
      <text:p text:style-name="P1">BSD</text:p>
      <text:p text:style-name="P1"/>
      <text:p text:style-name="P1">Repositorio de trabajo:</text:p>
      <text:p text:style-name="P1"><text:a xlink:type="simple" xlink:href="https://completar/" text:style-name="Internet_20_link" text:visited-style-name="Visited_20_Internet_20_Link">https://completar</text:a></text:p>
      <text:p text:style-name="P1"/>
      <text:p text:style-name="P1"/>
      <text:p text:style-name="P1">Descripción:</text:p>
      <text:p text:style-name="P1">Este es un circuito para la lectura de datos de un navegador inercial y de un barómetro adosado. Se registran aceleraciones en 3D, rotaciones en 3D, campo magnético en 3D, presión atmosférica y temperatura.</text:p>
      <text:p text:style-name="P1">Requisitos del profesor:</text:p>
      <text:p text:style-name="P1">Se implementa basados en los integrados IMU-9250 (inercial) y el sensor de presión barométrica y temperatura BMP280 presentado en una plaqueta para el chip de Arduino.</text:p>
      <text:p text:style-name="P1"/>
      <text:p text:style-name="P1">8. Se utilizará como proveedor de referencia a Mayer (para las reglas de diseño).</text:p>
      <text:p text:style-name="P1">9. <text:span text:style-name="T3">C</text:span>alidad de placa: <text:span text:style-name="T3">estandar de 10 mils.</text:span></text:p>
      <text:p text:style-name="P1"/>
      <text:p text:style-name="P1">Tareas y Alcance:</text:p>
      <text:p text:style-name="P1">Indicar hasta donde se pretende llegar con el diseño y que tareas involucra. Por</text:p>
      <text:p text:style-name="P1">ejemplo:</text:p>
      <text:p text:style-name="P1">1. Búsqueda de esquemáticos de referencia. (Obligatorio)</text:p>
      <text:p text:style-name="P1">2. Adaptaciones de esquemático.</text:p>
      <text:p text:style-name="P1">3. Ingreso de esquemático a Kicad. (Obligatorio)</text:p>
      <text:p text:style-name="P1">4. Revisión del esquemático por un tercero. (Obligatorio)</text:p>
      <text:p text:style-name="P1">5. Cálculo de presupuesto y proveedores de componentes. (Obligatorio)</text:p>
      <text:p text:style-name="P1">6. Selección de footprints. (Obligatorio)</text:p>
      <text:p text:style-name="P1">7. Ubicación de componentes. (Necesario para una buena calificación)</text:p>
      <text:p text:style-name="P1">8. Ruteo. (Depende lo acordado)</text:p>
      <text:p text:style-name="P1">9. Generación de Gerbers. (Depende lo acordado)</text:p>
      <text:p text:style-name="P1">10. Fabricación de prototipo. (Depende lo acordado, normalmente no se incluye)</text:p>
      <text:p text:style-name="P1">11. Validación funcional. (Depende lo acordado, normalmente no se incluye)</text:p>
      <text:p text:style-name="P1"/>
      <text:p text:style-name="P1">Enlaces:</text:p>
      <text:p text:style-name="P1">Colocar enlaces relevantes de referencia si los hay.</text:p>
      <text:p text:style-name="P1"/>
      <text:p text:style-name="P1">Imágenes:</text:p>
      <text:p text:style-name="P1"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gnacio </meta:initial-creator>
    <meta:creation-date>2017-10-29T21:35:40.514105582</meta:creation-date>
    <dc:date>2017-10-29T22:54:11.492937109</dc:date>
    <dc:creator>Ignacio </dc:creator>
    <meta:editing-duration>PT57M59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33" meta:word-count="219" meta:character-count="1451" meta:non-whitespace-character-count="1265"/>
  </office:meta>
</office:document-meta>
</file>